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="solid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10pt"/>
    </style:style>
    <style:style style:name="P6" style:family="paragraph">
      <style:paragraph-properties fo:margin-left="0cm" fo:margin-right="0cm" fo:text-indent="0cm"/>
      <style:text-properties fo:font-size="12pt" fo:font-style="italic" fo:font-weight="bold"/>
    </style:style>
    <style:style style:name="P7" style:family="paragraph">
      <style:text-properties fo:font-size="12pt" fo:font-style="italic" fo:font-weight="bold"/>
    </style:style>
    <style:style style:name="P8" style:family="paragraph">
      <style:paragraph-properties fo:margin-left="0cm" fo:margin-right="0cm" fo:text-align="center" fo:text-indent="0cm"/>
      <style:text-properties fo:font-size="14pt" fo:font-style="italic" fo:font-weight="bold"/>
    </style:style>
    <style:style style:name="P9" style:family="paragraph">
      <style:paragraph-properties fo:text-align="center"/>
      <style:text-properties fo:font-size="14pt" fo:font-style="italic" fo:font-weight="bold"/>
    </style:style>
    <style:style style:name="T1" style:family="text">
      <style:text-properties fo:font-size="14pt" fo:font-weight="bold"/>
    </style:style>
    <style:style style:name="T2" style:family="text">
      <style:text-properties fo:font-size="6pt" fo:font-weight="bold"/>
    </style:style>
    <style:style style:name="T3" style:family="text">
      <style:text-properties fo:color="#0066cc" fo:font-size="12pt" fo:text-shadow="none"/>
    </style:style>
    <style:style style:name="T4" style:family="text">
      <style:text-properties fo:color="#008000" fo:font-size="12pt"/>
    </style:style>
    <style:style style:name="T5" style:family="text">
      <style:text-properties fo:font-size="12pt" fo:font-style="italic"/>
    </style:style>
    <style:style style:name="T6" style:family="text">
      <style:text-properties fo:color="#0066cc" fo:font-size="12pt"/>
    </style:style>
    <style:style style:name="T7" style:family="text">
      <style:text-properties fo:font-size="10pt"/>
    </style:style>
    <style:style style:name="T8" style:family="text">
      <style:text-properties fo:font-size="12pt" fo:font-style="italic" fo:font-weight="bold"/>
    </style:style>
    <style:style style:name="T9" style:family="text">
      <style:text-properties fo:font-size="12pt"/>
    </style:style>
    <style:style style:name="T10" style:family="text">
      <style:text-properties fo:font-style="italic" fo:font-weight="bold"/>
    </style:style>
    <style:style style:name="T11" style:family="text">
      <style:text-properties fo:color="#0066cc" fo:font-style="italic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6.558cm" svg:height="12.065cm" svg:x="2.857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14.605cm" svg:height="4.807cm" svg:x="3.856cm" svg:y="7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3" draw:id="id1" draw:layer="layout" svg:width="3.175cm" svg:height="1.905cm" svg:x="9.571cm" svg:y="4.175cm">
          <text:p text:style-name="P2"><text:span text:style-name="T1">OpenCV</text:span></text:p>
          <text:p text:style-name="P2"><text:span text:style-name="T2"/></text:p>
          <text:p text:style-name="P2"><text:span text:style-name="T3">(C / C++)</text:span></text:p>
        </draw:rect>
        <draw:rect draw:style-name="gr3" draw:text-style-name="P3" draw:id="id2" draw:layer="layout" svg:width="3.175cm" svg:height="1.905cm" svg:x="4.491cm" svg:y="9.89cm">
          <text:p text:style-name="P2"><text:span text:style-name="T4">CvInvoke</text:span></text:p>
          <text:p text:style-name="P2"><text:span text:style-name="T5">Class</text:span></text:p>
          <text:p text:style-name="P2"><text:span text:style-name="T6">(P/Invoke)</text:span></text:p>
        </draw:rect>
        <draw:rect draw:style-name="gr3" draw:text-style-name="P3" draw:id="id3" draw:layer="layout" svg:width="3.175cm" svg:height="1.27cm" svg:x="9.571cm" svg:y="10.155cm">
          <text:p text:style-name="P2"><text:span text:style-name="T4">CvEnum</text:span></text:p>
          <text:p text:style-name="P2"><text:span text:style-name="T5">namespace</text:span></text:p>
        </draw:rect>
        <draw:connector draw:style-name="gr4" draw:text-style-name="P5" draw:layer="layout" draw:type="line" svg:x1="11.158cm" svg:y1="6.08cm" svg:x2="6.078cm" svg:y2="9.89cm" draw:start-shape="id1" draw:start-glue-point="2" draw:end-shape="id2" draw:end-glue-point="0">
          <text:p text:style-name="P4"><text:span text:style-name="T7">Function</text:span></text:p>
          <text:p text:style-name="P4"><text:span text:style-name="T7">Maping</text:span></text:p>
        </draw:connector>
        <draw:connector draw:style-name="gr4" draw:text-style-name="P5" draw:layer="layout" draw:type="line" svg:x1="11.158cm" svg:y1="6.08cm" svg:x2="11.158cm" svg:y2="10.155cm" draw:start-shape="id1" draw:start-glue-point="2" draw:end-shape="id3" draw:end-glue-point="0">
          <text:p text:style-name="P4"><text:span text:style-name="T7">Enumeration</text:span></text:p>
          <text:p text:style-name="P4"><text:span text:style-name="T7">Maping</text:span></text:p>
        </draw:connector>
        <draw:rect draw:style-name="gr3" draw:text-style-name="P3" draw:id="id4" draw:layer="layout" svg:width="3.175cm" svg:height="1.27cm" svg:x="14.651cm" svg:y="10.127cm">
          <text:p text:style-name="P2"><text:span text:style-name="T4">Mxxx</text:span></text:p>
          <text:p text:style-name="P2"><text:span text:style-name="T5">structure</text:span></text:p>
        </draw:rect>
        <draw:connector draw:style-name="gr4" draw:text-style-name="P5" draw:layer="layout" draw:type="line" svg:x1="11.158cm" svg:y1="6.08cm" svg:x2="16.238cm" svg:y2="10.127cm" draw:start-shape="id1" draw:start-glue-point="2" draw:end-shape="id4" draw:end-glue-point="0">
          <text:p text:style-name="P4"><text:span text:style-name="T7">Structure</text:span></text:p>
          <text:p text:style-name="P4"><text:span text:style-name="T7">Maping</text:span></text:p>
        </draw:connector>
        <draw:frame draw:style-name="gr5" draw:text-style-name="P7" draw:layer="layout" svg:width="1.992cm" svg:height="0.734cm" svg:x="4.491cm" svg:y="7.98cm">
          <draw:text-box>
            <text:p text:style-name="P6"><text:span text:style-name="T8">Layer 1</text:span></text:p>
          </draw:text-box>
        </draw:frame>
        <draw:custom-shape draw:style-name="gr2" draw:text-style-name="P1" draw:id="id6" draw:layer="layout" svg:width="14.605cm" svg:height="3.81cm" svg:x="3.856cm" svg:y="13.0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.992cm" svg:height="0.734cm" svg:x="4.491cm" svg:y="13.345cm">
          <draw:text-box>
            <text:p text:style-name="P6"><text:span text:style-name="T8">Layer 2</text:span></text:p>
          </draw:text-box>
        </draw:frame>
        <draw:rect draw:style-name="gr3" draw:text-style-name="P3" draw:layer="layout" svg:width="3.175cm" svg:height="1.27cm" svg:x="5.126cm" svg:y="14.458cm">
          <text:p text:style-name="P2"><text:span text:style-name="T9">Image</text:span></text:p>
          <text:p text:style-name="P2"><text:span text:style-name="T9">Class</text:span></text:p>
        </draw:rect>
        <draw:rect draw:style-name="gr3" draw:text-style-name="P3" draw:layer="layout" svg:width="3.175cm" svg:height="1.27cm" svg:x="8.936cm" svg:y="14.458cm">
          <text:p text:style-name="P2"><text:span text:style-name="T9">Matrix</text:span></text:p>
          <text:p text:style-name="P2"><text:span text:style-name="T9">Class</text:span></text:p>
        </draw:rect>
        <draw:rect draw:style-name="gr3" draw:text-style-name="P3" draw:layer="layout" svg:width="3.175cm" svg:height="1.27cm" svg:x="12.746cm" svg:y="14.458cm">
          <text:p text:style-name="P2"><text:span text:style-name="T9">HaarCascade</text:span></text:p>
          <text:p text:style-name="P2"><text:span text:style-name="T9">Class</text:span></text:p>
        </draw:rect>
        <draw:connector draw:style-name="gr6" draw:text-style-name="P5" draw:layer="layout" svg:x1="11.158cm" svg:y1="12.157cm" svg:x2="11.158cm" svg:y2="13.065cm" draw:start-shape="id5" draw:start-glue-point="2" draw:end-shape="id6" draw:end-glue-point="0">
          <text:p/>
        </draw:connector>
        <draw:frame draw:style-name="gr5" draw:text-style-name="P7" draw:layer="layout" svg:width="0.858cm" svg:height="0.734cm" svg:x="16.24cm" svg:y="14.995cm">
          <draw:text-box>
            <text:p text:style-name="P6"><text:span text:style-name="T8">...</text:span></text:p>
          </draw:text-box>
        </draw:frame>
        <draw:frame draw:style-name="gr5" draw:text-style-name="P9" draw:layer="layout" svg:width="5.531cm" svg:height="1.377cm" svg:x="8.62cm" svg:y="17.403cm">
          <draw:text-box>
            <text:p text:style-name="P8"><text:span text:style-name="T10">Emgu.CV namespace</text:span></text:p>
            <text:p text:style-name="P8"><text:span text:style-name="T11">(C#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683cm" fo:margin-bottom="8.461cm" fo:margin-left="2.471cm" fo:margin-right="1.63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8-03-19T09:57:28</meta:creation-date>
    <dc:date>2008-03-19T10:34:00</dc:date>
    <dc:language>en-US</dc:language>
    <meta:editing-cycles>8</meta:editing-cycles>
    <meta:editing-duration>PT36M32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